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6a0b" officeooo:paragraph-rsid="00076a0b"/>
    </style:style>
    <style:style style:name="P2" style:family="paragraph" style:parent-style-name="Standard">
      <style:text-properties officeooo:rsid="00076a0b" officeooo:paragraph-rsid="0009a599"/>
    </style:style>
    <style:style style:name="P3" style:family="paragraph" style:parent-style-name="Standard">
      <style:text-properties officeooo:rsid="00077100" officeooo:paragraph-rsid="00077100"/>
    </style:style>
    <style:style style:name="P4" style:family="paragraph" style:parent-style-name="Standard">
      <style:text-properties officeooo:rsid="0008e300" officeooo:paragraph-rsid="0008e300"/>
    </style:style>
    <style:style style:name="P5" style:family="paragraph" style:parent-style-name="Standard">
      <style:text-properties officeooo:rsid="0008e300" officeooo:paragraph-rsid="0009a599"/>
    </style:style>
    <style:style style:name="P6" style:family="paragraph" style:parent-style-name="Standard">
      <style:text-properties officeooo:rsid="00090638" officeooo:paragraph-rsid="00090638"/>
    </style:style>
    <style:style style:name="P7" style:family="paragraph" style:parent-style-name="Standard">
      <style:text-properties officeooo:rsid="00076a0b" officeooo:paragraph-rsid="000a6efd"/>
    </style:style>
    <style:style style:name="P8" style:family="paragraph" style:parent-style-name="Standard">
      <style:text-properties officeooo:rsid="0008e300" officeooo:paragraph-rsid="0008e300"/>
    </style:style>
    <style:style style:name="P9" style:family="paragraph" style:parent-style-name="Standard">
      <style:text-properties officeooo:rsid="0008e300" officeooo:paragraph-rsid="00076a0b"/>
    </style:style>
    <style:style style:name="P10" style:family="paragraph" style:parent-style-name="Standard">
      <style:text-properties officeooo:rsid="000a6efd" officeooo:paragraph-rsid="000a6efd"/>
    </style:style>
    <style:style style:name="T1" style:family="text">
      <style:text-properties officeooo:rsid="0009a599"/>
    </style:style>
    <style:style style:name="T2" style:family="text">
      <style:text-properties officeooo:rsid="000a5d71"/>
    </style:style>
    <style:style style:name="T3" style:family="text">
      <style:text-properties officeooo:rsid="000a6e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oger Chetelat</text:p>
      <text:p text:style-name="P1"/>
      <text:p text:style-name="P1">1. <text:s/>LA3475 = M-82, a California/Mediterranean processing tomato cultivar (parent of the pennellii introgression line pop.)</text:p>
      <text:p text:style-name="P2">2. <text:s/>LA4504 = NC EBR-1, a fresh market variety from North Carolina (and parent of a tomato x pimpinellifolium RIL population) <text:s/><text:span text:style-name="T1">(Majid Foolad's group at Penn State) <text:s/>– NOT IN STOCK?</text:span></text:p>
      <text:p text:style-name="P1">3. <text:s/>LA2706 = Moneymaker, a vintage fresh market tomato variety from England</text:p>
      <text:p text:style-name="P1">4. <text:s/>LA3008 <text:s/>= San Marzano, a vintage canning tomato variety from Italy</text:p>
      <text:p text:style-name="P1">5. <text:s/>LA4355 = Gold Nugget, a cherry tomato bred for Oregon</text:p>
      <text:p text:style-name="P1">6. <text:s/>LA0410 = landrace from Guayaquil, Ecuador</text:p>
      <text:p text:style-name="P1"/>
      <text:p text:style-name="P1">7. <text:s/>LA0480 = S. pimpinellifolium from southern Peru</text:p>
      <text:p text:style-name="P1">8. <text:s/>LA1589 = S. pimpinellifolium from central Peru (parent of a BC-RIL pop, and used for sequencing)</text:p>
      <text:p text:style-name="P1">9. <text:s/>LA1684 = S. pimpinellifolium from northwestern Peru</text:p>
      <text:p text:style-name="P1">10. <text:s/>LA2176 = S. pimp. from northeastern Peru</text:p>
      <text:p text:style-name="P1">11. LA2093 = S. pimp. from southwestern Ecuador (parent of the <text:span text:style-name="T1">~150 line </text:span>RIL pop <text:span text:style-name="T1">in #2 </text:span>above)</text:p>
      <text:p text:style-name="P1">12. <text:s/>LA1547 = S. pimp. from northern Ecuador (and highest elevation for the species)</text:p>
      <text:p text:style-name="P1"/>
      <text:p text:style-name="P1">Other possibilities:</text:p>
      <text:p text:style-name="P1">13. LA4345 = Heinz 1706, a processing tomato from Ohio (and the variety that was used for the reference genome sequence) - most similar to #1. <text:span text:style-name="T2">Can exclude or include.</text:span></text:p>
      <text:p text:style-name="P1">14. <text:s/>LA4024 = E-6203, a processing tomato from California (and a parent in the S. habrochaites IL pop.) -- most similar to #1</text:p>
      <text:p text:style-name="P9"/>
      <text:p text:style-name="P10"><text:a xlink:type="simple" xlink:href="http://tgrc.ucdavis.edu/Data/Acc/dataframe.aspx?start=AccSearch.aspx&amp;navstart=nav.html">http://tgrc.ucdavis.edu/Data/Acc/dataframe.aspx?start=AccSearch.aspx&amp;navstart=nav.html</text:a></text:p>
      <text:p text:style-name="P10"/>
      <text:p text:style-name="P7">1. <text:s/>LA3475 <text:s/><text:span text:style-name="T3">OK</text:span></text:p>
      <text:p text:style-name="P7"><text:span text:style-name="T3">2.</text:span> LA4345 <text:span text:style-name="T3">OK</text:span></text:p>
      <text:p text:style-name="P7">3. <text:s/>LA2706 <text:span text:style-name="T3">OK</text:span></text:p>
      <text:p text:style-name="P7">4. <text:s/>LA3008 <text:s/>= San Marzano, a vintage canning tomato variety from Italy</text:p>
      <text:p text:style-name="P7">5. <text:s/>LA4355 = Gold Nugget, a cherry tomato bred for Oregon</text:p>
      <text:p text:style-name="P7">6. <text:s/>LA0410 = landrace from Guayaquil, Ecuador</text:p>
      <text:p text:style-name="P7">7. <text:s/>LA0480 = S. pimpinellifolium from southern Peru</text:p>
      <text:p text:style-name="P7">8. <text:s/>LA1589 = S. pimpinellifolium from central Peru (parent of a BC-RIL pop, and used for sequencing)</text:p>
      <text:p text:style-name="P7">9. <text:s/>LA1684 = S. pimpinellifolium from northwestern Peru</text:p>
      <text:p text:style-name="P7">10. <text:s/>LA2176 = S. pimp. from northeastern Peru</text:p>
      <text:p text:style-name="P7">11. LA2093 </text:p>
      <text:p text:style-name="P7">12. <text:s/>LA1547</text:p>
      <text:p text:style-name="P7"/>
      <text:p text:style-name="P7">2. <text:s/>LA4504 = NC EBR-1, a fresh market variety from North Carolina (and parent of a tomato x pimpinellifolium RIL population) <text:s/><text:span text:style-name="T1">(Majid Foolad's group at Penn State) <text:s/>– UNAVAILABLE</text:span></text:p>
      <text:p text:style-name="P7"/>
      <text:p text:style-name="P4">I think you may be referring to the RIL set developed by Elaine Graham when she was a student in my lab. <text:s/>The tomato parent she used was NC 23E-2(93) and the pimp parent was LA1269. <text:s/>There were only 77 RILs in this set, and I don't know what happened to them. </text:p>
      <text:p text:style-name="P4"/>
      <text:p text:style-name="P6">Tomato genome sequence DB: solgenomics.net</text:p>
      <text:p text:style-name="P6"/>
      <text:p text:style-name="P5">decide which NIL parent to use. <text:s/>S. habrochaites is known to carry Botrytis resistance so you may want <text:soft-page-break/>to use E-6203, the parent of the S. habro NILs, rather than M8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9T08:26:33.123526117</meta:creation-date>
    <dc:date>2014-07-20T21:06:17.027824081</dc:date>
    <meta:editing-duration>PT4H15M51S</meta:editing-duration>
    <meta:editing-cycles>4</meta:editing-cycles>
    <meta:generator>LibreOffice/4.2.3.3$Linux_X86_64 LibreOffice_project/420m0$Build-3</meta:generator>
    <meta:document-statistic meta:table-count="0" meta:image-count="0" meta:object-count="0" meta:page-count="2" meta:paragraph-count="33" meta:word-count="419" meta:character-count="2518" meta:non-whitespace-character-count="2094"/>
  </office:meta>
</office:document-meta>
</file>